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 office:value-type="float" office:value="19463" calcext:value-type="float">
            <text:p>19463</text:p>
          </table:table-cell>
          <table:table-cell office:value-type="float" office:value="2657001" calcext:value-type="float">
            <text:p>2657001</text:p>
          </table:table-cell>
          <table:table-cell table:number-columns-repeated="7"/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float" office:value="2727884" calcext:value-type="float">
            <text:p>2727884</text:p>
          </table:table-cell>
          <table:table-cell table:number-columns-repeated="7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float" office:value="2724621" calcext:value-type="float">
            <text:p>2724621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6354" calcext:value-type="float">
            <text:p>2726354</text:p>
          </table:table-cell>
          <table:table-cell table:number-columns-repeated="7"/>
        </table:table-row>
        <table:table-row table:style-name="ro1">
          <table:table-cell office:value-type="float" office:value="19690" calcext:value-type="float">
            <text:p>19690</text:p>
          </table:table-cell>
          <table:table-cell office:value-type="float" office:value="2650463" calcext:value-type="float">
            <text:p>2650463</text:p>
          </table:table-cell>
          <table:table-cell table:number-columns-repeated="2"/>
          <table:table-cell office:value-type="float" office:value="169836" calcext:value-type="float">
            <text:p>1.70E+05</text:p>
          </table:table-cell>
          <table:table-cell office:value-type="string" calcext:value-type="string">
            <text:p><text:s/>= orig vars</text:p>
          </table:table-cell>
          <table:table-cell table:number-columns-repeated="3"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2735108" calcext:value-type="float">
            <text:p>2735108</text:p>
          </table:table-cell>
          <table:table-cell table:number-columns-repeated="2"/>
          <table:table-cell table:formula="of:=AVERAGE([.A2:.A41])" office:value-type="float" office:value="14242.125" calcext:value-type="float">
            <text:p>1.42E+04</text:p>
          </table:table-cell>
          <table:table-cell office:value-type="string" calcext:value-type="string">
            <text:p><text:s/>= vars after red</text:p>
          </table:table-cell>
          <table:table-cell/>
          <table:table-cell table:formula="of:=(1-([.E7]/[.E6]))*100" office:value-type="float" office:value="91.6141895711157" calcext:value-type="float">
            <text:p>91.6141895711</text:p>
          </table:table-cell>
          <table:table-cell office:value-type="string" calcext:value-type="string">
            <text:p><text:s/>= percentage reduced</text:p>
          </table:table-cell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float" office:value="2718211" calcext:value-type="float">
            <text:p>2718211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8798" calcext:value-type="float">
            <text:p>2728798</text:p>
          </table:table-cell>
          <table:table-cell table:number-columns-repeated="7"/>
        </table:table-row>
        <table:table-row table:style-name="ro1">
          <table:table-cell office:value-type="float" office:value="19872" calcext:value-type="float">
            <text:p>19872</text:p>
          </table:table-cell>
          <table:table-cell office:value-type="float" office:value="2650459" calcext:value-type="float">
            <text:p>2650459</text:p>
          </table:table-cell>
          <table:table-cell table:number-columns-repeated="2"/>
          <table:table-cell office:value-type="float" office:value="2807196" calcext:value-type="float">
            <text:p>2.81E+06</text:p>
          </table:table-cell>
          <table:table-cell office:value-type="string" calcext:value-type="string">
            <text:p><text:s/>= orig const</text:p>
          </table:table-cell>
          <table:table-cell table:number-columns-repeated="3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7904" calcext:value-type="float">
            <text:p>2727904</text:p>
          </table:table-cell>
          <table:table-cell table:number-columns-repeated="2"/>
          <table:table-cell table:formula="of:= AVERAGE([.B2:.B41])" office:value-type="float" office:value="2706111.25" calcext:value-type="float">
            <text:p>2.71E+06</text:p>
          </table:table-cell>
          <table:table-cell office:value-type="string" calcext:value-type="string">
            <text:p><text:s/>= reduced const</text:p>
          </table:table-cell>
          <table:table-cell/>
          <table:table-cell table:formula="of:=(1-([.E12]/[.E10]))*100" office:value-type="float" office:value="96.3990847094396" calcext:value-type="float">
            <text:p>96.3990847094</text:p>
          </table:table-cell>
          <table:table-cell office:value-type="string" calcext:value-type="string">
            <text:p><text:s/>= percentage reduced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2718346" calcext:value-type="float">
            <text:p>2718346</text:p>
          </table:table-cell>
          <table:table-cell table:number-columns-repeated="2"/>
          <table:table-cell table:formula="of:=[.E10]-[.E11]" office:value-type="float" office:value="101084.75" calcext:value-type="float">
            <text:p>1.01E+05</text:p>
          </table:table-cell>
          <table:table-cell office:value-type="string" calcext:value-type="string">
            <text:p><text:s/>= const after red</text:p>
          </table:table-cell>
          <table:table-cell table:number-columns-repeated="3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7045" calcext:value-type="float">
            <text:p>2727045</text:p>
          </table:table-cell>
          <table:table-cell table:number-columns-repeated="7"/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2649314" calcext:value-type="float">
            <text:p>2649314</text:p>
          </table:table-cell>
          <table:table-cell table:number-columns-repeated="7"/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2721958" calcext:value-type="float">
            <text:p>2721958</text:p>
          </table:table-cell>
          <table:table-cell table:number-columns-repeated="7"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2716717" calcext:value-type="float">
            <text:p>2716717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1420" calcext:value-type="float">
            <text:p>2721420</text:p>
          </table:table-cell>
          <table:table-cell table:number-columns-repeated="7"/>
        </table:table-row>
        <table:table-row table:style-name="ro1">
          <table:table-cell office:value-type="float" office:value="19285" calcext:value-type="float">
            <text:p>19285</text:p>
          </table:table-cell>
          <table:table-cell office:value-type="float" office:value="2653275" calcext:value-type="float">
            <text:p>2653275</text:p>
          </table:table-cell>
          <table:table-cell table:number-columns-repeated="7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2725186" calcext:value-type="float">
            <text:p>2725186</text:p>
          </table:table-cell>
          <table:table-cell table:number-columns-repeated="7"/>
        </table:table-row>
        <table:table-row table:style-name="ro1">
          <table:table-cell office:value-type="float" office:value="12806" calcext:value-type="float">
            <text:p>12806</text:p>
          </table:table-cell>
          <table:table-cell office:value-type="float" office:value="2721209" calcext:value-type="float">
            <text:p>2721209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3660" calcext:value-type="float">
            <text:p>2723660</text:p>
          </table:table-cell>
          <table:table-cell table:number-columns-repeated="7"/>
        </table:table-row>
        <table:table-row table:style-name="ro1">
          <table:table-cell office:value-type="float" office:value="19513" calcext:value-type="float">
            <text:p>19513</text:p>
          </table:table-cell>
          <table:table-cell office:value-type="float" office:value="2647704" calcext:value-type="float">
            <text:p>2647704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5192" calcext:value-type="float">
            <text:p>2725192</text:p>
          </table:table-cell>
          <table:table-cell table:number-columns-repeated="7"/>
        </table:table-row>
        <table:table-row table:style-name="ro1">
          <table:table-cell office:value-type="float" office:value="12834" calcext:value-type="float">
            <text:p>12834</text:p>
          </table:table-cell>
          <table:table-cell office:value-type="float" office:value="2719397" calcext:value-type="float">
            <text:p>2719397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2903" calcext:value-type="float">
            <text:p>2722903</text:p>
          </table:table-cell>
          <table:table-cell table:number-columns-repeated="7"/>
        </table:table-row>
        <table:table-row table:style-name="ro1">
          <table:table-cell office:value-type="float" office:value="19566" calcext:value-type="float">
            <text:p>19566</text:p>
          </table:table-cell>
          <table:table-cell office:value-type="float" office:value="2654491" calcext:value-type="float">
            <text:p>2654491</text:p>
          </table:table-cell>
          <table:table-cell table:number-columns-repeated="7"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2728313" calcext:value-type="float">
            <text:p>2728313</text:p>
          </table:table-cell>
          <table:table-cell table:number-columns-repeated="7"/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float" office:value="2720614" calcext:value-type="float">
            <text:p>2720614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4568" calcext:value-type="float">
            <text:p>2724568</text:p>
          </table:table-cell>
          <table:table-cell table:number-columns-repeated="7"/>
        </table:table-row>
        <table:table-row table:style-name="ro1">
          <table:table-cell office:value-type="float" office:value="19925" calcext:value-type="float">
            <text:p>19925</text:p>
          </table:table-cell>
          <table:table-cell office:value-type="float" office:value="2648923" calcext:value-type="float">
            <text:p>2648923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39833" calcext:value-type="float">
            <text:p>2739833</text:p>
          </table:table-cell>
          <table:table-cell table:number-columns-repeated="7"/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float" office:value="2704940" calcext:value-type="float">
            <text:p>2704940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9003" calcext:value-type="float">
            <text:p>2729003</text:p>
          </table:table-cell>
          <table:table-cell table:number-columns-repeated="7"/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2653070" calcext:value-type="float">
            <text:p>2653070</text:p>
          </table:table-cell>
          <table:table-cell table:number-columns-repeated="7"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2721739" calcext:value-type="float">
            <text:p>2721739</text:p>
          </table:table-cell>
          <table:table-cell table:number-columns-repeated="7"/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2722340" calcext:value-type="float">
            <text:p>2722340</text:p>
          </table:table-cell>
          <table:table-cell table:number-columns-repeated="7"/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2721122" calcext:value-type="float">
            <text:p>2721122</text:p>
          </table:table-cell>
          <table:table-cell table:number-columns-repeated="7"/>
        </table:table-row>
        <table:table-row table:style-name="ro1">
          <table:table-cell office:value-type="float" office:value="19038" calcext:value-type="float">
            <text:p>19038</text:p>
          </table:table-cell>
          <table:table-cell office:value-type="float" office:value="2657339" calcext:value-type="float">
            <text:p>2657339</text:p>
          </table:table-cell>
          <table:table-cell table:number-columns-repeated="7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2728741" calcext:value-type="float">
            <text:p>2728741</text:p>
          </table:table-cell>
          <table:table-cell table:number-columns-repeated="7"/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2723294" calcext:value-type="float">
            <text:p>2723294</text:p>
          </table:table-cell>
          <table:table-cell table:number-columns-repeated="7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725991" calcext:value-type="float">
            <text:p>2725991</text:p>
          </table:table-cell>
          <table:table-cell table:number-columns-repeated="7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2:20:07.049284961</dc:date>
    <meta:editing-duration>PT3M48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